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iro" svg:font-family="Cair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EFEFEF" style:repeat-content="false"/>
      <style:paragraph-properties fo:text-align="center"/>
      <style:text-properties style:font-name="Cairo" style:font-name-asian="Cairo" style:font-name-complex="Cairo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airo" style:font-name-asian="Cairo" style:font-name-complex="Cairo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الورقة1" table:style-name="ta1">
        <table:table-column table:style-name="co1" table:number-columns-repeated="4" table:default-cell-style-name="ce1"/>
        <table:table-column table:style-name="co1" table:number-columns-repeated="2" table:default-cell-style-name="ce8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ay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Qiam</text:p>
          </table:table-cell>
          <table:table-cell office:value-type="string" table:style-name="ce2">
            <text:p>Quran</text:p>
          </table:table-cell>
          <table:table-cell office:value-type="string" table:style-name="ce2">
            <text:p>JS</text:p>
          </table:table-cell>
          <table:table-cell office:value-type="string" table:style-name="ce2">
            <text:p>Cyber</text:p>
          </table:table-cell>
          <table:table-cell office:value-type="string" table:style-name="ce2">
            <text:p>Doha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 yapping</text:p>
          </table:table-cell>
          <table:table-cell office:value-type="string" table:style-name="ce2">
            <text:p>No Social</text:p>
          </table:table-cell>
          <table:table-cell office:value-type="string" table:style-name="ce2">
            <text:p>No Music</text:p>
          </table:table-cell>
          <table:table-cell office:value-type="string" table:style-name="ce2">
            <text:p>N</text:p>
          </table:table-cell>
          <table:table-cell table:number-columns-repeated="1637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date" office:date-value="2024-05-30T00:00:00" table:style-name="ce4">
            <text:p>2024-05-30</text:p>
          </table:table-cell>
          <table:table-cell office:value-type="string" table:style-name="ce3">
            <text:p>✓</text:p>
          </table:table-cell>
          <table:table-cell office:value-type="string" table:style-name="ce3">
            <text:p>✓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3">
            <text:p>✗</text:p>
          </table:table-cell>
          <table:table-cell office:value-type="string" table:style-name="ce3">
            <text:p>✓</text:p>
          </table:table-cell>
          <table:table-cell office:value-type="string" table:style-name="ce3">
            <text:p>✗</text:p>
          </table:table-cell>
          <table:table-cell office:value-type="string" table:style-name="ce3">
            <text:p>✗</text:p>
          </table:table-cell>
          <table:table-cell office:value-type="string" table:style-name="ce3">
            <text:p>✗</text:p>
          </table:table-cell>
          <table:table-cell office:value-type="string" table:style-name="ce3">
            <text:p>✓</text:p>
          </table:table-cell>
          <table:table-cell table:number-columns-repeated="16372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date" office:date-value="2024-05-31T00:00:00" table:style-name="ce4">
            <text:p>2024-05-31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date" office:date-value="2024-06-01T00:00:00" table:style-name="ce4">
            <text:p>2024-06-01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date" office:date-value="2024-06-02T00:00:00" table:style-name="ce4">
            <text:p>2024-06-02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date" office:date-value="2024-06-03T00:00:00" table:style-name="ce4">
            <text:p>2024-06-03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date" office:date-value="2024-06-04T00:00:00" table:style-name="ce4">
            <text:p>2024-06-04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date" office:date-value="2024-06-05T00:00:00" table:style-name="ce4">
            <text:p>2024-06-05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date" office:date-value="2024-06-06T00:00:00" table:style-name="ce4">
            <text:p>2024-06-06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date" office:date-value="2024-06-07T00:00:00" table:style-name="ce4">
            <text:p>2024-06-07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date" office:date-value="2024-06-08T00:00:00" table:style-name="ce4">
            <text:p>2024-06-08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date" office:date-value="2024-06-09T00:00:00" table:style-name="ce4">
            <text:p>2024-06-09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date" office:date-value="2024-06-10T00:00:00" table:style-name="ce4">
            <text:p>2024-06-10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date" office:date-value="2024-06-11T00:00:00" table:style-name="ce4">
            <text:p>2024-06-11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date" office:date-value="2024-06-12T00:00:00" table:style-name="ce4">
            <text:p>2024-06-12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date" office:date-value="2024-06-13T00:00:00" table:style-name="ce4">
            <text:p>2024-06-13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date" office:date-value="2024-06-14T00:00:00" table:style-name="ce4">
            <text:p>2024-06-14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date" office:date-value="2024-06-15T00:00:00" table:style-name="ce4">
            <text:p>2024-06-15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date" office:date-value="2024-06-16T00:00:00" table:style-name="ce4">
            <text:p>2024-06-16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date" office:date-value="2024-06-17T00:00:00" table:style-name="ce4">
            <text:p>2024-06-17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date" office:date-value="2024-06-18T00:00:00" table:style-name="ce4">
            <text:p>2024-06-18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date" office:date-value="2024-06-19T00:00:00" table:style-name="ce4">
            <text:p>2024-06-19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date" office:date-value="2024-06-20T00:00:00" table:style-name="ce4">
            <text:p>2024-06-20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date" office:date-value="2024-06-21T00:00:00" table:style-name="ce4">
            <text:p>2024-06-21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date" office:date-value="2024-06-22T00:00:00" table:style-name="ce4">
            <text:p>2024-06-22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date" office:date-value="2024-06-23T00:00:00" table:style-name="ce4">
            <text:p>2024-06-23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date" office:date-value="2024-06-24T00:00:00" table:style-name="ce4">
            <text:p>2024-06-24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date" office:date-value="2024-06-25T00:00:00" table:style-name="ce4">
            <text:p>2024-06-25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date" office:date-value="2024-06-26T00:00:00" table:style-name="ce4">
            <text:p>2024-06-26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date" office:date-value="2024-06-27T00:00:00" table:style-name="ce4">
            <text:p>2024-06-27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date" office:date-value="2024-06-28T00:00:00" table:style-name="ce4">
            <text:p>2024-06-28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date" office:date-value="2024-06-29T00:00:00" table:style-name="ce4">
            <text:p>2024-06-29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date" office:date-value="2024-06-30T00:00:00" table:style-name="ce4">
            <text:p>2024-06-30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date" office:date-value="2024-07-01T00:00:00" table:style-name="ce4">
            <text:p>2024-07-01</text:p>
          </table:table-cell>
          <table:table-cell table:style-name="ce3"/>
          <table:table-cell table:style-name="ce5"/>
          <table:table-cell table:number-columns-repeated="2" table:style-name="ce7"/>
          <table:table-cell table:number-columns-repeated="3" table:style-name="ce5"/>
          <table:table-cell table:number-columns-repeated="3" table:style-name="ce3"/>
          <table:table-cell table:number-columns-repeated="16372"/>
        </table:table-row>
        <table:table-row table:number-rows-repeated="14" table:style-name="ro2">
          <table:table-cell table:number-columns-repeated="3" table:style-name="ce6"/>
          <table:table-cell table:style-name="ce1"/>
          <table:table-cell table:number-columns-repeated="2" table:style-name="ce8"/>
          <table:table-cell table:number-columns-repeated="3" table:style-name="ce1"/>
          <table:table-cell table:number-columns-repeated="2" table:style-name="ce6"/>
          <table:table-cell table:number-columns-repeated="16373" table:style-name="ce1"/>
        </table:table-row>
        <table:table-row table:number-rows-repeated="952" table:style-name="ro2">
          <table:table-cell table:number-columns-repeated="3" table:style-name="ce6"/>
          <table:table-cell table:style-name="ce1"/>
          <table:table-cell table:number-columns-repeated="2" table:style-name="ce8"/>
          <table:table-cell table:number-columns-repeated="3" table:style-name="ce1"/>
          <table:table-cell table:number-columns-repeated="2" table:style-name="ce6"/>
          <table:table-cell table:number-columns-repeated="16373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iro" svg:font-family="Cairo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dc:creator>mohamadsharabicool@gmail.com</dc:creator>
    <dc:date>2024-05-30T21:49:28Z</dc:date>
  </office:meta>
</office:document-meta>
</file>